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52cm"/>
    </style:style>
    <style:style style:name="co2" style:family="table-column">
      <style:table-column-properties fo:break-before="auto" style:column-width="3.762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5.237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 du problème</text:p>
          </table:table-cell>
          <table:table-cell table:style-name="ce1" office:value-type="string">
            <text:p>Localisation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Solutio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Maze spawner</text:p>
          </table:table-cell>
          <table:table-cell table:style-name="ce2"/>
          <table:table-cell table:style-name="ce2" office:value-type="string">
            <text:p>Foreach =&gt; for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Maze spawner</text:p>
          </table:table-cell>
          <table:table-cell table:style-name="ce2"/>
          <table:table-cell table:style-name="ce2" office:value-type="string">
            <text:p>Update suprimé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aze spawner</text:p>
          </table:table-cell>
          <table:table-cell table:style-name="ce2"/>
          <table:table-cell table:style-name="ce2" office:value-type="string">
            <text:p>2 listes privées supprimée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Debug log en commentai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amera montre le mur où le player caché</text:p>
          </table:table-cell>
          <table:table-cell table:style-name="ce2"/>
          <table:table-cell table:style-name="ce2" office:value-type="string">
            <text:p>player non visibl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Référence à NavMesh et GetComponent&lt;&gt; enlevé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Distance → SqrMagnitud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MoveToClickPoints</text:p>
          </table:table-cell>
          <table:table-cell table:style-name="ce2"/>
          <table:table-cell table:style-name="ce2" office:value-type="string">
            <text:p>Référence à Animator et GetComponentInChildren&lt;&gt; enlevé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SimpleAI</text:p>
          </table:table-cell>
          <table:table-cell table:style-name="ce2"/>
          <table:table-cell table:style-name="ce2" office:value-type="string">
            <text:p>remove local bool dans HasFindPlayer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SimpleAI</text:p>
          </table:table-cell>
          <table:table-cell/>
          <table:table-cell table:style-name="ce2" office:value-type="string">
            <text:p>remove Debug.Log dans HasFindPlayer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SimpleAI</text:p>
          </table:table-cell>
          <table:table-cell/>
          <table:table-cell table:style-name="ce2" office:value-type="string">
            <text:p>remove Debug.Log dans FindVisibleTargets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le_1" table:target-range-address="'Feuille 1'.A1:'Feuille 1'.D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8">28/08/2023</text:date>, <text:time>17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08-28T17:12:45.39</dc:date>
    <dc:creator>Rémi Raffaghello</dc:creator>
    <meta:editing-duration>PT1H41M40S</meta:editing-duration>
    <meta:editing-cycles>8</meta:editing-cycles>
    <meta:document-statistic meta:table-count="1" meta:cell-count="26" meta:object-count="0"/>
  </office:meta>
</office:document-meta>
</file>